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fbea" officeooo:paragraph-rsid="0004fbea" style:font-size-asian="15pt" style:font-size-complex="15pt"/>
    </style:style>
    <style:style style:name="P2" style:family="paragraph" style:parent-style-name="Standard">
      <style:text-properties fo:font-size="15pt" officeooo:paragraph-rsid="0004fbea" style:font-size-asian="15pt" style:font-size-complex="15pt"/>
    </style:style>
    <style:style style:name="P3" style:family="paragraph" style:parent-style-name="Standard">
      <style:text-properties fo:font-size="15pt" officeooo:rsid="00057e27" officeooo:paragraph-rsid="00057e27" style:font-size-asian="15pt" style:font-size-complex="15pt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normal" officeooo:rsid="00057e27" officeooo:paragraph-rsid="00057e27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text-properties fo:font-size="15pt" fo:font-weight="bold" officeooo:rsid="0004fbea" officeooo:paragraph-rsid="0004fbea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57e27" officeooo:paragraph-rsid="00057e27" style:font-size-asian="15pt" style:font-weight-asian="bold" style:font-size-complex="15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04fbea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o start emulator in Amdroid SDK</text:p>
      <text:p text:style-name="P1"/>
      <text:p text:style-name="P2"><text:span text:style-name="T10">go to</text:span> <text:span text:style-name="T2">Android/Sdk/emulator</text:span></text:p>
      <text:p text:style-name="P2"><text:span text:style-name="T2"/></text:p>
      <text:p text:style-name="P1"><text:span text:style-name="T10">Then perform this command:</text:span><text:span text:style-name="T11"> </text:span><text:s/><text:span text:style-name="T2">./emulator -avd Pixel_5</text:span></text:p>
      <text:p text:style-name="P2"/>
      <text:p text:style-name="P2"/>
      <text:p text:style-name="P2"/>
      <text:p text:style-name="P6">To run emulator in Android_10</text:p>
      <text:p text:style-name="P3"/>
      <text:p text:style-name="P4">source build/envsetup.sh</text:p>
      <text:p text:style-name="P4">lunch 22 //because we use 22 arch</text:p>
      <text:p text:style-name="P4">emulator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0:51:10.031902635</meta:creation-date>
    <dc:date>2021-10-06T11:58:09.076969428</dc:date>
    <meta:editing-duration>PT1H6M5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7" meta:word-count="31" meta:character-count="203" meta:non-whitespace-character-count="178"/>
  </office:meta>
</office:document-meta>
</file>